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5.19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0.834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7.479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1.36cm"/>
    </style:style>
    <style:style style:name="co12" style:family="table-column">
      <style:table-column-properties fo:break-before="auto" style:column-width="7.805cm"/>
    </style:style>
    <style:style style:name="co13" style:family="table-column">
      <style:table-column-properties fo:break-before="auto" style:column-width="8.096cm"/>
    </style:style>
    <style:style style:name="co14" style:family="table-column">
      <style:table-column-properties fo:break-before="auto" style:column-width="8.16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113"/>
    <style:style style:name="ce30" style:family="table-cell" style:parent-style-name="Default" style:data-style-name="N115"/>
    <style:style style:name="ce31" style:family="table-cell" style:parent-style-name="Default" style:data-style-name="N2"/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"/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 style:data-style-name="N114"/>
    <style:style style:name="ce39" style:family="table-cell" style:parent-style-name="Default" style:data-style-name="N4"/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27"/>
          <table:table-cell table:style-name="ce28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27"/>
          <table:table-cell table:number-columns-repeated="12"/>
        </table:table-row>
        <table:table-row table:style-name="ro2">
          <table:table-cell table:style-name="ce27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2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3" office:value-type="string" calcext:value-type="string">
            <text:p>C0</text:p>
          </table:table-cell>
          <table:table-cell table:style-name="ce33" office:value-type="string" calcext:value-type="string">
            <text:p>C1</text:p>
          </table:table-cell>
          <table:table-cell table:style-name="ce33" office:value-type="string" calcext:value-type="string">
            <text:p>C2</text:p>
          </table:table-cell>
          <table:table-cell table:style-name="ce33" office:value-type="string" calcext:value-type="string">
            <text:p>C3</text:p>
          </table:table-cell>
          <table:table-cell table:style-name="ce33" office:value-type="string" calcext:value-type="string">
            <text:p>C4</text:p>
          </table:table-cell>
          <table:table-cell table:style-name="ce33" office:value-type="string" calcext:value-type="string">
            <text:p>C5</text:p>
          </table:table-cell>
          <table:table-cell table:style-name="ce33" office:value-type="string" calcext:value-type="string">
            <text:p>C6 </text:p>
          </table:table-cell>
          <table:table-cell table:style-name="ce33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27" office:value-type="string" calcext:value-type="string">
            <text:p>S0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27" office:value-type="string" calcext:value-type="string">
            <text:p>S1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27" office:value-type="string" calcext:value-type="string">
            <text:p>S2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8" office:value-type="float" office:value="8" calcext:value-type="float">
            <text:p>8</text:p>
          </table:table-cell>
          <table:table-cell table:style-name="ce34" table:formula="of:=[.G11]+8" office:value-type="float" office:value="16" calcext:value-type="float">
            <text:p>16</text:p>
          </table:table-cell>
          <table:table-cell table:style-name="ce34" table:formula="of:=[.H11]+8" office:value-type="float" office:value="24" calcext:value-type="float">
            <text:p>24</text:p>
          </table:table-cell>
          <table:table-cell table:style-name="ce34" table:formula="of:=[.I11]+8" office:value-type="float" office:value="32" calcext:value-type="float">
            <text:p>32</text:p>
          </table:table-cell>
          <table:table-cell table:style-name="ce34" table:formula="of:=[.J11]+8" office:value-type="float" office:value="40" calcext:value-type="float">
            <text:p>40</text:p>
          </table:table-cell>
          <table:table-cell table:style-name="ce34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27" office:value-type="string" calcext:value-type="string">
            <text:p>Modem</text:p>
          </table:table-cell>
          <table:table-cell table:number-columns-repeated="3"/>
          <table:table-cell table:style-name="ce27" office:value-type="string" calcext:value-type="string">
            <text:p>S3</text:p>
          </table:table-cell>
          <table:table-cell table:style-name="ce34" table:formula="of:=[.F11]+2" office:value-type="float" office:value="2" calcext:value-type="float">
            <text:p>2</text:p>
          </table:table-cell>
          <table:table-cell table:style-name="ce34" table:formula="of:=[.G11]+2" office:value-type="float" office:value="10" calcext:value-type="float">
            <text:p>10</text:p>
          </table:table-cell>
          <table:table-cell table:style-name="ce34" table:formula="of:=[.H11]+2" office:value-type="float" office:value="18" calcext:value-type="float">
            <text:p>18</text:p>
          </table:table-cell>
          <table:table-cell table:style-name="ce34" table:formula="of:=[.I11]+2" office:value-type="float" office:value="26" calcext:value-type="float">
            <text:p>26</text:p>
          </table:table-cell>
          <table:table-cell table:style-name="ce34" table:formula="of:=[.J11]+2" office:value-type="float" office:value="34" calcext:value-type="float">
            <text:p>34</text:p>
          </table:table-cell>
          <table:table-cell table:style-name="ce34" table:formula="of:=[.K11]+2" office:value-type="float" office:value="42" calcext:value-type="float">
            <text:p>42</text:p>
          </table:table-cell>
          <table:table-cell table:style-name="ce34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29" table:formula="of:=1/[.C14]" office:value-type="float" office:value="0.0133333333333333" calcext:value-type="float">
            <text:p>0.013</text:p>
          </table:table-cell>
          <table:table-cell/>
          <table:table-cell table:style-name="ce27" office:value-type="string" calcext:value-type="string">
            <text:p>S4</text:p>
          </table:table-cell>
          <table:table-cell table:style-name="ce34" table:formula="of:=[.F12]+2" office:value-type="float" office:value="4" calcext:value-type="float">
            <text:p>4</text:p>
          </table:table-cell>
          <table:table-cell table:style-name="ce34" table:formula="of:=[.G12]+2" office:value-type="float" office:value="12" calcext:value-type="float">
            <text:p>12</text:p>
          </table:table-cell>
          <table:table-cell table:style-name="ce34" table:formula="of:=[.H12]+2" office:value-type="float" office:value="20" calcext:value-type="float">
            <text:p>20</text:p>
          </table:table-cell>
          <table:table-cell table:style-name="ce34" table:formula="of:=[.I12]+2" office:value-type="float" office:value="28" calcext:value-type="float">
            <text:p>28</text:p>
          </table:table-cell>
          <table:table-cell table:style-name="ce34" table:formula="of:=[.J12]+2" office:value-type="float" office:value="36" calcext:value-type="float">
            <text:p>36</text:p>
          </table:table-cell>
          <table:table-cell table:style-name="ce34" table:formula="of:=[.K12]+2" office:value-type="float" office:value="44" calcext:value-type="float">
            <text:p>44</text:p>
          </table:table-cell>
          <table:table-cell table:style-name="ce34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7" office:value-type="string" calcext:value-type="string">
            <text:p>S5</text:p>
          </table:table-cell>
          <table:table-cell table:style-name="ce34" table:formula="of:=[.F13]+2" office:value-type="float" office:value="6" calcext:value-type="float">
            <text:p>6</text:p>
          </table:table-cell>
          <table:table-cell table:style-name="ce34" table:formula="of:=[.G13]+2" office:value-type="float" office:value="14" calcext:value-type="float">
            <text:p>14</text:p>
          </table:table-cell>
          <table:table-cell table:style-name="ce34" table:formula="of:=[.H13]+2" office:value-type="float" office:value="22" calcext:value-type="float">
            <text:p>22</text:p>
          </table:table-cell>
          <table:table-cell table:style-name="ce34" table:formula="of:=[.I13]+2" office:value-type="float" office:value="30" calcext:value-type="float">
            <text:p>30</text:p>
          </table:table-cell>
          <table:table-cell table:style-name="ce34" table:formula="of:=[.J13]+2" office:value-type="float" office:value="38" calcext:value-type="float">
            <text:p>38</text:p>
          </table:table-cell>
          <table:table-cell table:style-name="ce34" table:formula="of:=[.K13]+2" office:value-type="float" office:value="46" calcext:value-type="float">
            <text:p>46</text:p>
          </table:table-cell>
          <table:table-cell table:style-name="ce34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30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30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30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31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34"/>
        <table:table-column table:style-name="co10" table:default-cell-style-name="ce34"/>
        <table:table-row table:style-name="ro1">
          <table:table-cell table:style-name="ce27"/>
          <table:table-cell table:style-name="ce35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27"/>
          <table:table-cell table:number-columns-repeated="15"/>
        </table:table-row>
        <table:table-row table:style-name="ro2">
          <table:table-cell table:style-name="ce27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2" table:number-columns-spanned="8" table:number-rows-spanned="1"/>
          <table:covered-table-cell table:number-columns-repeated="7" table:style-name="ce27"/>
          <table:table-cell table:style-name="ce33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33" table:number-columns-repeated="11"/>
        </table:table-row>
        <table:table-row table:style-name="ro2" table:number-rows-repeated="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3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29" table:formula="of:=[.C12]*[.C6]" office:value-type="float" office:value="0.16" calcext:value-type="float">
            <text:p>0.160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1]*[.C30]" office:value-type="float" office:value="944.444444444444" calcext:value-type="float">
            <text:p>94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9" table:formula="of:=[.C16]/[.C18]" office:value-type="float" office:value="0.02" calcext:value-type="float">
            <text:p>0.02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9" table:formula="of:=[.C26]-[.C27]" office:value-type="float" office:value="0.018" calcext:value-type="float">
            <text:p>0.018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28]" office:value-type="float" office:value="55.5555555555556" calcext:value-type="float">
            <text:p>55.56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31" table:formula="of:=[.C30]/[.C18]" office:value-type="float" office:value="6.94444444444444" calcext:value-type="float">
            <text:p>6.9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31" office:value-type="float" office:value="4" calcext:value-type="float">
            <text:p>4.0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31" table:formula="of:=[.C31]/[.C32]" office:value-type="float" office:value="1.73611111111111" calcext:value-type="float">
            <text:p>1.7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0]*[.C21]*2" office:value-type="float" office:value="1888.88888888889" calcext:value-type="float">
            <text:p>1888.89</text:p>
          </table:table-cell>
          <table:table-cell/>
          <table:table-cell table:style-name="ce37" office:value-type="string" calcext:value-type="string">
            <text:p>(note, this is rate based on Ts, i.e. after CP removed)</text:p>
          </table:table-cell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31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38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31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</table:table>
      <table:table table:name="ofdm data c0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0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d for ARQ, so small packet, low SNR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88" calcext:value-type="float">
            <text:p>2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2.27272727272727" calcext:value-type="float">
            <text:p>2.27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290.909090909091" calcext:value-type="float">
            <text:p>290.9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181.81818181818" calcext:value-type="float">
            <text:p>2,181.8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745.45454545455" calcext:value-type="float">
            <text:p>1,745.4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7:.C39])+10*LOG10([.C32]/[.C33])" office:value-type="float" office:value="-2.40756021097943" calcext:value-type="float">
            <text:p>-2.41</text:p>
          </table:table-cell>
          <table:table-cell/>
          <table:table-cell office:value-type="string" calcext:value-type="string">
            <text:p>About -3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office:value-type="float" office:value="2" calcext:value-type="float">
            <text:p>2.00</text:p>
          </table:table-cell>
          <table:table-cell/>
          <table:table-cell office:value-type="string" calcext:value-type="string">
            <text:p>About 2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table table:name="ofdm data c1_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5 (8192,4096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8192" calcext:value-type="float">
            <text:p>81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8208" calcext:value-type="float">
            <text:p>820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104" calcext:value-type="float">
            <text:p>41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4.18" calcext:value-type="float">
            <text:p>4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239234449760766" calcext:value-type="float">
            <text:p>0.2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979.904306220096" calcext:value-type="float">
            <text:p>979.9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7349.28229665072" calcext:value-type="float">
            <text:p>7,349.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5879.42583732058" calcext:value-type="float">
            <text:p>5,879.4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216" calcext:value-type="float">
            <text:p>2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3375" calcext:value-type="float">
            <text:p>3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code falls ov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formula="of:=[.C34]+5" office:value-type="float" office:value="4" calcext:value-type="float">
            <text:p>4</text:p>
          </table:table-cell>
          <table:table-cell/>
          <table:table-cell office:value-type="string" calcext:value-type="string">
            <text:p>Assume MPP 5dB worse than AWGN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$C$37:.$C$39])+10*LOG10([.C$32]/[.C$33])" office:value-type="float" office:value="2.36365233621719" calcext:value-type="float">
            <text:p>2.36</text:p>
          </table:table-cell>
          <table:table-cell/>
          <table:table-cell office:value-type="string" calcext:value-type="string">
            <text:p>About 1dB in simulated AWGN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5]+SUM([.$C$37:.$C$39])+10*LOG10([.C$32]/[.C$33])" office:value-type="float" office:value="5.373952292857" calcext:value-type="float">
            <text:p>5.37</text:p>
          </table:table-cell>
          <table:table-cell/>
          <table:table-cell office:value-type="string" calcext:value-type="string">
            <text:p>About 5dB simulated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1687.5" calcext:value-type="float">
            <text:p>1688</text:p>
          </table:table-cell>
          <table:table-cell table:number-columns-repeated="2"/>
        </table:table-row>
      </table:table>
      <table:table table:name="ofdm data c3_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3 rev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MPP at negative SNRs at about 3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5" calcext:value-type="float">
            <text:p>0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2048" calcext:value-type="float">
            <text:p>20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2088" calcext:value-type="float">
            <text:p>20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1044" calcext:value-type="float">
            <text:p>10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3]/[.C25]" office:value-type="float" office:value="29" calcext:value-type="float">
            <text:p>29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1]" office:value-type="float" office:value="3.19" calcext:value-type="float">
            <text:p>3.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313479623824451" calcext:value-type="float">
            <text:p>0.3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321.003134796238" calcext:value-type="float">
            <text:p>32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2407.52351097179" calcext:value-type="float">
            <text:p>2,407.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1926.01880877743" calcext:value-type="float">
            <text:p>1,926.0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5]+SUM([.C37:.C39])+10*LOG10([.C33]/[.C34])" office:value-type="float" office:value="-2.40756021097943" calcext:value-type="float">
            <text:p>-2.41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562.5" calcext:value-type="float">
            <text:p>563</text:p>
          </table:table-cell>
          <table:table-cell/>
          <table:table-cell office:value-type="string" calcext:value-type="string">
            <text:p>Nice wide RF bandwidth to handle multipath well</text:p>
          </table:table-cell>
        </table:table-row>
      </table:table>
      <table:table table:name="ofdm qam16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QAM16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6 DVBS2 cod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 rate</text:p>
          </table:table-cell>
          <table:table-cell table:style-name="ce29" table:formula="of:=[.C6]/[.C8]" office:value-type="float" office:value="0.6" calcext:value-type="float">
            <text:p>0.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8]-[.C6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368" calcext:value-type="float">
            <text:p>16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2]/[.C24]" office:value-type="float" office:value="31" calcext:value-type="float">
            <text:p>3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3]*[.C30]" office:value-type="float" office:value="3.1" calcext:value-type="float">
            <text:p>3.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32258064516129" calcext:value-type="float">
            <text:p>0.3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3135.48387096774" calcext:value-type="float">
            <text:p>3,135.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3516.1290322581" calcext:value-type="float">
            <text:p>23,516.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8812.9032258065" calcext:value-type="float">
            <text:p>18,812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 (dB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700E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p=4, which gives 0.5dB better perf than c1, 100Hz less RF BW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([.C10]+[.C11])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, txt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28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3000" calcext:value-type="float">
            <text:p>30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t 10% PER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54901959985743" calcext:value-type="float">
            <text:p>1.55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table:formula="of:=[.C35]+SUM([.C38:.C39])+10*LOG10([.C33]/[.C34])" office:value-type="float" office:value="1.04901959985743" calcext:value-type="float">
            <text:p>1.05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Simulated</text:p>
          </table:table-cell>
        </table:table-row>
        <table:table-row table:style-name="ro2">
          <table:table-cell/>
          <table:table-cell office:value-type="string" calcext:value-type="string">
            <text:p>Multipath op point SNR3k (dB) @ 10% PER</text:p>
          </table:table-cell>
          <table:table-cell table:style-name="ce31" office:value-type="float" office:value="8" calcext:value-type="float">
            <text:p>8.00</text:p>
          </table:table-cell>
          <table:table-cell/>
          <table:table-cell office:value-type="string" calcext:value-type="string">
            <text:p>Simulated MPP/MP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1500" calcext:value-type="float">
            <text:p>1500</text:p>
          </table:table-cell>
          <table:table-cell table:number-columns-repeated="2"/>
        </table:table-row>
      </table:table>
      <table:table table:name="2020B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2020B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ast fading waveform withunequal error protection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5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7:.C9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0]/[.C5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Voice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# codec frames/pack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# codec bits/packet</text:p>
          </table:table-cell>
          <table:table-cell table:formula="of:=[.C14]*[.C10]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FEC parity bits/pack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12,56) code, just protect 33 stage1 VQ bits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15]+[.C16]+([.C17]+[.C18])*[.C29]" office:value-type="float" office:value="232" calcext:value-type="float">
            <text:p>2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10]*[.C14]/[.C29]+[.C17]+[.C18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1" table:formula="of:=[.C19]/[.C33]" office:value-type="float" office:value="1" calcext:value-type="float">
            <text:p>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5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22]" office:value-type="float" office:value="11.1111111111111" calcext:value-type="float">
            <text:p>11.1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19]/[.C22]" office:value-type="float" office:value="2577.77777777778" calcext:value-type="float">
            <text:p>2,577.78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30]-1)*[.C31]" office:value-type="float" office:value="116" calcext:value-type="float">
            <text:p>116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32]*[.C29]" office:value-type="float" office:value="232" calcext:value-type="float">
            <text:p>232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35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4" calcext:value-type="float">
            <text:p>0.00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35]+[.C36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7]*[.C30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31]*[.C34]*[.C29]" office:value-type="float" office:value="4142.85714285714" calcext:value-type="float">
            <text:p>4142.86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bout 4% BER uncoded for PSK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7]/[.C35])" office:value-type="float" office:value="1.09144469425068" calcext:value-type="float">
            <text:p>1.09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4% BER</text:p>
          </table:table-cell>
          <table:table-cell table:style-name="ce31" table:formula="of:=[.C42]+SUM([.C45:.C46])+10*LOG10([.C40]/[.C41])" office:value-type="float" office:value="4.99323172590105" calcext:value-type="float">
            <text:p>4.99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/[.C35]" office:value-type="float" office:value="2071.42857142857" calcext:value-type="float">
            <text:p>2071</text:p>
          </table:table-cell>
          <table:table-cell/>
          <table:table-cell office:value-type="string" calcext:value-type="string">
            <text:p>Getting to the limits of a SSB Tx</text:p>
          </table:table-cell>
        </table:table-row>
      </table:table>
      <table:table table:name="2020C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2020C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esigned for fast fading with high rate FEC to mop up error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5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7:.C9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0]/[.C5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Voice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# codec frames/pack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# codec bits/packet</text:p>
          </table:table-cell>
          <table:table-cell table:formula="of:=[.C14]*[.C10]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FEC parity bits/pack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212,158) code on all bits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15]+[.C16]+([.C17]+[.C18])*[.C29]" office:value-type="float" office:value="232" calcext:value-type="float">
            <text:p>2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10]*[.C14]/[.C29]+[.C17]+[.C18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1" table:formula="of:=[.C19]/[.C33]" office:value-type="float" office:value="1" calcext:value-type="float">
            <text:p>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5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22]" office:value-type="float" office:value="11.1111111111111" calcext:value-type="float">
            <text:p>11.1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19]/[.C22]" office:value-type="float" office:value="2577.77777777778" calcext:value-type="float">
            <text:p>2,577.78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30]-1)*[.C31]" office:value-type="float" office:value="116" calcext:value-type="float">
            <text:p>116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32]*[.C29]" office:value-type="float" office:value="232" calcext:value-type="float">
            <text:p>232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35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4" calcext:value-type="float">
            <text:p>0.00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35]+[.C36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7]*[.C30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31]*[.C34]*[.C29]" office:value-type="float" office:value="4142.85714285714" calcext:value-type="float">
            <text:p>4142.86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coded operating point Eb/No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string" calcext:value-type="string">
            <text:p>Energy per info bit/No for PER about 10% using (212,56) code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table:style-name="ce31" table:formula="of:=[.C42]+10*LOG10(156/212)" office:value-type="float" office:value="1.9178873742571" calcext:value-type="float">
            <text:p>1.92</text:p>
          </table:table-cell>
          <table:table-cell/>
          <table:table-cell office:value-type="string" calcext:value-type="string">
            <text:p>Eb/No we require on uncoded bit stream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7]/[.C35])" office:value-type="float" office:value="1.09144469425068" calcext:value-type="float">
            <text:p>1.09</text:p>
          </table:table-cell>
          <table:table-cell/>
          <table:table-cell office:value-type="string" calcext:value-type="string">
            <text:p>we have to spread Tx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table:formula="of:=[.C43]+SUM([.C45:.C46])+10*LOG10([.C40]/[.C41])" office:value-type="float" office:value="4.91111910015815" calcext:value-type="float">
            <text:p>4.91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/[.C35]" office:value-type="float" office:value="2071.42857142857" calcext:value-type="float">
            <text:p>2071</text:p>
          </table:table-cell>
          <table:table-cell/>
          <table:table-cell office:value-type="string" calcext:value-type="string">
            <text:p>Getting to the limits of a SSB Tx</text:p>
          </table:table-cell>
        </table:table-row>
      </table:table>
      <table:table table:name="ofdm data c4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dB lower SNR than datac3 at about 1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5" calcext:value-type="float">
            <text:p>0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512" calcext:value-type="float">
            <text:p>5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552" calcext:value-type="float">
            <text:p>55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276" calcext:value-type="float">
            <text:p>27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3]/[.C25]" office:value-type="float" office:value="23" calcext:value-type="float">
            <text:p>23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1]" office:value-type="float" office:value="2.53" calcext:value-type="float">
            <text:p>2.5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395256916996048" calcext:value-type="float">
            <text:p>0.39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101.185770750988" calcext:value-type="float">
            <text:p>101.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758.893280632411" calcext:value-type="float">
            <text:p>758.8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607.114624505929" calcext:value-type="float">
            <text:p>607.1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375" calcext:value-type="float">
            <text:p>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5]+SUM([.C37:.C39])+10*LOG10([.C33]/[.C34])" office:value-type="float" office:value="-7.17877275817606" calcext:value-type="float">
            <text:p>-7.18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40]+5" office:value-type="float" office:value="-2.17877275817606" calcext:value-type="float">
            <text:p>-2.18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187.5" calcext:value-type="float">
            <text:p>188</text:p>
          </table:table-cell>
          <table:table-cell/>
          <table:table-cell office:value-type="string" calcext:value-type="string">
            <text:p>Could run into problems with freq sel fading</text:p>
          </table:table-cell>
        </table:table-row>
      </table:table>
      <table:table table:name="ofdm data c5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hooting for a high bit rate QPSK waveform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table:formula="of:=[.C6]*[.C9]"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9]-[.C7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16240" calcext:value-type="float">
            <text:p>16240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8120" calcext:value-type="float">
            <text:p>81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58" calcext:value-type="float">
            <text:p>5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5.8" calcext:value-type="float">
            <text:p>5.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172413793103448" calcext:value-type="float">
            <text:p>0.1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1675.86206896552" calcext:value-type="float">
            <text:p>1,675.8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12568.9655172414" calcext:value-type="float">
            <text:p>12,568.9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10055.1724137931" calcext:value-type="float">
            <text:p>10,055.1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280" calcext:value-type="float">
            <text:p>2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4375" calcext:value-type="float">
            <text:p>4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code falls ov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formula="of:=[.C35]+5" office:value-type="float" office:value="4" calcext:value-type="float">
            <text:p>4</text:p>
          </table:table-cell>
          <table:table-cell/>
          <table:table-cell office:value-type="string" calcext:value-type="string">
            <text:p>Assume MPP 5dB worse than AWGN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5]+SUM([.$C$38:.$C$40])+10*LOG10([.C$33]/[.C$34])" office:value-type="float" office:value="3.07676828654782" calcext:value-type="float">
            <text:p>3.08</text:p>
          </table:table-cell>
          <table:table-cell/>
          <table:table-cell office:value-type="string" calcext:value-type="string">
            <text:p>About 1dB in simulated AWGN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6]+SUM([.$C$38:.$C$40])+10*LOG10([.C$33]/[.C$34])" office:value-type="float" office:value="6.08706824318764" calcext:value-type="float">
            <text:p>6.09</text:p>
          </table:table-cell>
          <table:table-cell/>
          <table:table-cell office:value-type="string" calcext:value-type="string">
            <text:p>About 5dB simulated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2187.5" calcext:value-type="float">
            <text:p>218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8">
      <number:number number:decimal-places="16" number:min-decimal-places="16" number:min-integer-digits="1"/>
    </number:number-style>
    <number:number-style style:name="N117">
      <number:number number:decimal-places="15" number:min-decimal-places="15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1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21T07:35:29.162637265</meta:creation-date>
    <dc:date>2022-12-09T09:27:51.282517330</dc:date>
    <meta:editing-duration>P4DT2H24M38S</meta:editing-duration>
    <meta:editing-cycles>90</meta:editing-cycles>
    <meta:generator>LibreOffice/7.4.3.2$Linux_X86_64 LibreOffice_project/8d7af0b9f05ca3f6bf3593323f061d3291e2ce28</meta:generator>
    <meta:document-statistic meta:table-count="12" meta:cell-count="1031" meta:object-count="0"/>
  </office:meta>
</office:document-meta>
</file>